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3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3" office:value-type="float" office:value="36">
            <text:p>36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3" office:value-type="float" office:value="18">
            <text:p>18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3" office:value-type="float" office:value="36">
            <text:p>36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3" office:value-type="float" office:value="48">
            <text:p>48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3" office:value-type="float" office:value="159">
            <text:p>159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3" office:value-type="float" office:value="21">
            <text:p>21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3"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3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3"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3" office:value-type="float" office:value="21">
            <text:p>2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3"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3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3"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3" office:value-type="float" office:value="42">
            <text:p>4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3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3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3" office:value-type="float" office:value="9">
            <text:p>9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3" office:value-type="float" office:value="21">
            <text:p>21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3" office:value-type="float" office:value="168">
            <text:p>168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3" office:value-type="float" office:value="24">
            <text:p>24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3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3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3" office:value-type="float" office:value="12">
            <text:p>1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3" office:value-type="float" office:value="18">
            <text:p>18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3" office:value-type="float" office:value="36">
            <text:p>36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3" office:value-type="float" office:value="69">
            <text:p>69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3"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3" office:value-type="float" office:value="51">
            <text:p>51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3" office:value-type="float" office:value="9">
            <text:p>9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3" office:value-type="float" office:value="9">
            <text:p>9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3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3"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3"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3"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7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7T17:46:40.05</dc:date>
    <dc:creator>Seab Dinch</dc:creator>
    <meta:editing-duration>P23DT11H45M51S</meta:editing-duration>
    <meta:editing-cycles>201</meta:editing-cycles>
    <meta:generator>OpenOffice/4.1.2$Win32 OpenOffice.org_project/412m3$Build-9782</meta:generator>
    <meta:document-statistic meta:table-count="3" meta:cell-count="1669" meta:object-count="0"/>
  </office:meta>
</office:document-meta>
</file>